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31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mmary 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float" office:value="126123" calcext:value-type="float">
            <text:p>12612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nmcli con show reports version mismatch </text:p>
          </table:table-cell>
          <table:table-cell/>
        </table:table-row>
        <table:table-row table:style-name="ro2">
          <table:table-cell office:value-type="float" office:value="127969" calcext:value-type="float">
            <text:p>127969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[Limit] Attempting to start max supported guests, receiving abrt-hook-ccpp: Not saving repeating crash in '/usr/bin/qemu-system-s390x' </text:p>
          </table:table-cell>
          <table:table-cell/>
        </table:table-row>
        <table:table-row table:style-name="ro1">
          <table:table-cell office:value-type="float" office:value="125447" calcext:value-type="float">
            <text:p>125447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Some VLAN interfaces don't activate at boot time on Frobisher Beta 5 </text:p>
          </table:table-cell>
          <table:table-cell/>
        </table:table-row>
        <table:table-row table:style-name="ro2">
          <table:table-cell office:value-type="float" office:value="126111" calcext:value-type="float">
            <text:p>12611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user error with ovs-ofctl show commands get logged with high priority </text:p>
          </table:table-cell>
          <table:table-cell/>
        </table:table-row>
        <table:table-row table:style-name="ro2">
          <table:table-cell office:value-type="float" office:value="126976" calcext:value-type="float">
            <text:p>126976</text:p>
          </table:table-cell>
          <table:table-cell office:value-type="string" calcext:value-type="string">
            <text:p>Unknown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Corrupted ftp server repository when ISO9660 Joliet extension is used </text:p>
          </table:table-cell>
          <table:table-cell/>
        </table:table-row>
        <table:table-row table:style-name="ro2">
          <table:table-cell office:value-type="float" office:value="126979" calcext:value-type="float">
            <text:p>12697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Fix patches for python-belivet </text:p>
          </table:table-cell>
          <table:table-cell/>
        </table:table-row>
        <table:table-row table:style-name="ro2">
          <table:table-cell office:value-type="float" office:value="127104" calcext:value-type="float">
            <text:p>127104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listAllDevices(libvirt.VIR_CONNECT_LIST_NODE_DEVICES_CAP_NET) list eth0 devices which are not present on system under /sys/class/net/ </text:p>
          </table:table-cell>
          <table:table-cell/>
        </table:table-row>
        <table:table-row table:style-name="ro2">
          <table:table-cell office:value-type="float" office:value="127270" calcext:value-type="float">
            <text:p>127270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Update license files for product release </text:p>
          </table:table-cell>
          <table:table-cell/>
        </table:table-row>
        <table:table-row table:style-name="ro2">
          <table:table-cell office:value-type="float" office:value="127683" calcext:value-type="float">
            <text:p>12768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Identifier for Cryptocards on LPAR is wrong CEX4..... instead CEX5..... </text:p>
          </table:table-cell>
          <table:table-cell/>
        </table:table-row>
        <table:table-row table:style-name="ro1">
          <table:table-cell office:value-type="float" office:value="126863" calcext:value-type="float">
            <text:p>126863</text:p>
          </table:table-cell>
          <table:table-cell office:value-type="string" calcext:value-type="string">
            <text:p>Project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Tracker Bug for the Beta2 release </text:p>
          </table:table-cell>
          <table:table-cell/>
        </table:table-row>
        <table:table-row table:style-name="ro2">
          <table:table-cell office:value-type="float" office:value="127057" calcext:value-type="float">
            <text:p>127057</text:p>
          </table:table-cell>
          <table:table-cell office:value-type="string" calcext:value-type="string">
            <text:p>Project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Tracker Bug for zFrobisher Kernel Configuration "Build Time" Parameter </text:p>
          </table:table-cell>
          <table:table-cell/>
        </table:table-row>
        <table:table-row table:style-name="ro2">
          <table:table-cell office:value-type="float" office:value="125443" calcext:value-type="float">
            <text:p>12544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Message repeatedly logged - Failed to reset devices.list on /machine.slice: Invalid argument - after starting a guest </text:p>
          </table:table-cell>
          <table:table-cell/>
        </table:table-row>
        <table:table-row table:style-name="ro2">
          <table:table-cell office:value-type="float" office:value="127899" calcext:value-type="float">
            <text:p>127899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Adding zfcp disks failed </text:p>
          </table:table-cell>
          <table:table-cell/>
        </table:table-row>
        <table:table-row table:style-name="ro2">
          <table:table-cell office:value-type="float" office:value="126364" calcext:value-type="float">
            <text:p>126364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perf throughput on Kronos beta3.6 and beta6.6 degrades as nprocs increased from 50 to 250 </text:p>
          </table:table-cell>
          <table:table-cell/>
        </table:table-row>
        <table:table-row table:style-name="ro1">
          <table:table-cell office:value-type="float" office:value="126365" calcext:value-type="float">
            <text:p>126365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efault Network Performance is less than half of line speed </text:p>
          </table:table-cell>
          <table:table-cell/>
        </table:table-row>
        <table:table-row table:style-name="ro2">
          <table:table-cell office:value-type="float" office:value="127691" calcext:value-type="float">
            <text:p>12769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Error message when adding via "add zFCP" ( 1.2.0-Beta2.1) </text:p>
          </table:table-cell>
          <table:table-cell/>
        </table:table-row>
        <table:table-row table:style-name="ro2">
          <table:table-cell office:value-type="float" office:value="127608" calcext:value-type="float">
            <text:p>127608</text:p>
          </table:table-cell>
          <table:table-cell office:value-type="string" calcext:value-type="string">
            <text:p>Projec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ernel, libvirt, libvirt-python, qemu git tree patches for Vulcan beta2.2 release </text:p>
          </table:table-cell>
          <table:table-cell/>
        </table:table-row>
        <table:table-row table:style-name="ro2">
          <table:table-cell office:value-type="float" office:value="127380" calcext:value-type="float">
            <text:p>12738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twork Interface doesn't come up after install via TP4 because NetworkManager isn't enabled and started. </text:p>
          </table:table-cell>
          <table:table-cell/>
        </table:table-row>
        <table:table-row table:style-name="ro2">
          <table:table-cell office:value-type="float" office:value="127648" calcext:value-type="float">
            <text:p>127648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Patch for compatibility with the upcoming 2.4 qemu </text:p>
          </table:table-cell>
          <table:table-cell/>
        </table:table-row>
        <table:table-row table:style-name="ro2">
          <table:table-cell office:value-type="float" office:value="127967" calcext:value-type="float">
            <text:p>127967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zKVM VS1235] journal: internal error: Cannot determine balloon device path </text:p>
          </table:table-cell>
          <table:table-cell/>
        </table:table-row>
        <table:table-row table:style-name="ro1">
          <table:table-cell office:value-type="float" office:value="125847" calcext:value-type="float">
            <text:p>125847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sability improvement request to have adjustment-donor object return service class name </text:p>
          </table:table-cell>
          <table:table-cell/>
        </table:table-row>
        <table:table-row table:style-name="ro2">
          <table:table-cell office:value-type="float" office:value="127641" calcext:value-type="float">
            <text:p>12764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Add kernel-kdump and kernel-kdump-debuginfo package </text:p>
          </table:table-cell>
          <table:table-cell/>
        </table:table-row>
        <table:table-row table:style-name="ro2">
          <table:table-cell office:value-type="float" office:value="126650" calcext:value-type="float">
            <text:p>126650</text:p>
          </table:table-cell>
          <table:table-cell office:value-type="string" calcext:value-type="string">
            <text:p>OpenStac </text:p>
          </table:table-cell>
          <table:table-cell office:value-type="string" calcext:value-type="string">
            <text:p>DEFERRED </text:p>
          </table:table-cell>
          <table:table-cell office:value-type="string" calcext:value-type="string">
            <text:p>iothreads with ICM </text:p>
          </table:table-cell>
          <table:table-cell/>
        </table:table-row>
        <table:table-row table:style-name="ro2">
          <table:table-cell office:value-type="float" office:value="127789" calcext:value-type="float">
            <text:p>127789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virsh start fails intermittently with fault in libc-2.17.so </text:p>
          </table:table-cell>
          <table:table-cell/>
        </table:table-row>
        <table:table-row table:style-name="ro2">
          <table:table-cell office:value-type="float" office:value="127108" calcext:value-type="float">
            <text:p>127108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PSIRT #3407: SECURITY: kexec-tools CVE-2015-0267 </text:p>
          </table:table-cell>
          <table:table-cell/>
        </table:table-row>
        <table:table-row table:style-name="ro2">
          <table:table-cell office:value-type="float" office:value="124864" calcext:value-type="float">
            <text:p>12486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Running lsluns causing rootfs to go into read-only mode </text:p>
          </table:table-cell>
          <table:table-cell/>
        </table:table-row>
        <table:table-row table:style-name="ro2">
          <table:table-cell office:value-type="float" office:value="127133" calcext:value-type="float">
            <text:p>12713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Improve zFCP device parameter check </text:p>
          </table:table-cell>
          <table:table-cell/>
        </table:table-row>
        <table:table-row table:style-name="ro3">
          <table:table-cell office:value-type="float" office:value="127830" calcext:value-type="float">
            <text:p>12783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"iptables" configuration file recommends to use an unsupported tool </text:p>
          </table:table-cell>
          <table:table-cell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07-30T17:08:32.526409047</meta:creation-date>
    <dc:date>2015-07-30T17:16:31.104355052</dc:date>
    <dc:creator>twu </dc:creator>
    <meta:editing-duration>P0D</meta:editing-duration>
    <meta:editing-cycles>1</meta:editing-cycles>
    <meta:document-statistic meta:table-count="1" meta:cell-count="117" meta:object-count="0"/>
    <meta:generator>LibreOffice/4.1.3.2$Linux_X86_64 LibreOffice_project/410$Build-2</meta:generator>
  </office:meta>
</office:document-meta>
</file>